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line-break/></text:span><text:span text:style-name="T2">Freitags_Übung</text:span></text:p>
      <text:p text:style-name="P2"><text:span text:style-name="T2"><text:line-break/></text:span><text:span text:style-name="T3">1. Suchen Sie folgende Dateien: <text:line-break/><text:line-break/>grub.cfg<text:line-break/></text:span><text:span text:style-name="T4"/></text:p>
      <text:p text:style-name="P2"><text:span text:style-name="T5"><text:line-break/>shadow<text:line-break/><text:line-break/><text:line-break/>X11<text:line-break/></text:span><text:span text:style-name="T6"><text:line-break/></text:span><text:span text:style-name="T7"><text:line-break/>rgb.txt<text:line-break/><text:line-break/><text:line-break/>log<text:line-break/></text:span><text:span text:style-name="T8"><text:line-break/></text:span><text:span text:style-name="T9"><text:line-break/><text:line-break/>2. Suchen Sie alle Dateien, die Ihrem Benutzer gehören und lassen Sie sich die lange Ausgabe in eine Datei schreiben.<text:line-break/><text:line-break/><text:line-break/><text:line-break/>3. Wenn eine Datei auf /home und eine auf /tmp die gleiche Inodenummer haben, beide auf getrennten Partitionen sind, ist das ein Hardlink?<text:line-break/><text:line-break/><text:line-break/><text:line-break/>4. Wie lassen sich Fehlermeldungen bei einer Ausgabe unterdrücken?<text:line-break/><text:line-break/><text:line-break/><text:line-break/>5. Erstellen Sie das Verzeichnis O'Reilly<text:s/></text:span><text:span text:style-name="T10">–</text:span><text:span text:style-name="T11"><text:s/>ebook<text:line-break/></text:span><text:span text:style-name="T12"><text:line-break/></text:span><text:span text:style-name="T13"><text:line-break/><text:line-break/>6. Erstellen Sie ein Verzeichnis das versteckt ist:<text:line-break/><text:line-break/><text:line-break/><text:line-break/>7. Erstellen Sie eine symbolische Verknüpfung von /etc/passwd:<text:line-break/><text:line-break/><text:line-break/><text:line-break/>8. Kopieren Sie die Datei /etc/groups in das Verzeichnis /tmp/backup:<text:line-break/><text:line-break/><text:line-break/><text:line-break/>9. Was ist ein Inode?</text:span></text:p>
      <text:p text:style-name="P2"><text:span text:style-name="T14"/></text:p>
      <text:p text:style-name="P3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